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horizontal-align="justify" draw:textarea-vertical-align="middle" draw:auto-grow-height="false" fo:min-height="1.655cm" fo:min-width="6.104cm"/>
    </style:style>
    <style:style style:name="gr2" style:family="graphic" style:parent-style-name="standard">
      <style:graphic-properties draw:marker-end="Arrow" draw:fill-color="#579d1c" draw:textarea-horizontal-align="justify" draw:textarea-vertical-align="middle" draw:auto-grow-height="false" fo:min-height="1.074cm" fo:min-width="2.549cm"/>
    </style:style>
    <style:style style:name="gr3" style:family="graphic" style:parent-style-name="standard">
      <style:graphic-properties draw:marker-end="Arrow" draw:fill-color="#9999ff" draw:textarea-horizontal-align="justify" draw:textarea-vertical-align="middle" draw:auto-grow-height="false" fo:min-height="2.834cm" fo:min-width="3.3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end="Arrow" draw:fill-color="#cc9966" draw:textarea-horizontal-align="justify" draw:textarea-vertical-align="middle" draw:auto-grow-height="false" fo:min-height="3.702cm" fo:min-width="3.452cm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 fo:min-height="1.469cm" fo:min-width="5.664cm"/>
    </style:style>
    <style:style style:name="gr7" style:family="graphic" style:parent-style-name="standard">
      <style:graphic-properties draw:marker-end="Arrow" draw:fill="solid" draw:fill-color="#999999" draw:textarea-horizontal-align="justify" draw:textarea-vertical-align="middle" draw:auto-grow-height="false" fo:min-height="1.762cm" fo:min-width="2.041cm"/>
    </style:style>
    <style:style style:name="gr8" style:family="graphic" style:parent-style-name="standard">
      <style:graphic-properties draw:marker-end="Arrow" draw:textarea-horizontal-align="justify" draw:textarea-vertical-align="middle" draw:auto-grow-height="false" fo:min-height="0.828cm" fo:min-width="6.166cm"/>
    </style:style>
    <style:style style:name="gr9" style:family="graphic" style:parent-style-name="standard">
      <style:graphic-properties draw:marker-end="Arrow" draw:fill-color="#e6e6ff" draw:textarea-horizontal-align="justify" draw:textarea-vertical-align="middle" draw:auto-grow-height="false" fo:min-height="1.021cm" fo:min-width="1.278cm"/>
    </style:style>
    <style:style style:name="gr10" style:family="graphic" style:parent-style-name="standard">
      <style:graphic-properties draw:marker-end="Arrow" draw:fill-color="#993366" draw:textarea-horizontal-align="justify" draw:textarea-vertical-align="middle" draw:auto-grow-height="false" fo:min-height="1.02cm" fo:min-width="0.771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9966"/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-color="#9933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04cm" svg:height="1.905cm" svg:x="1.762cm" svg:y="1.635cm">
          <text:p text:style-name="P1">Log.log(bla,bla…)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048cm" svg:height="1.651cm" svg:x="13.319cm" svg:y="1.762cm">
          <text:p text:style-name="P1">LogItem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xml:id="id3" draw:id="id3" draw:layer="layout" svg:width="3.81cm" svg:height="5.842cm" svg:x="12.938cm" svg:y="4.937cm">
          <text:p text:style-name="P1">Current</text:p>
          <text:p text:style-name="P1">LogItem</text:p>
          <text:p text:style-name="P1">Queu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4" draw:layer="layout" svg:x1="8.366cm" svg:y1="2.587cm" svg:x2="13.319cm" svg:y2="2.588cm" draw:start-shape="id1" draw:start-glue-point="1" draw:end-shape="id2" draw:end-glue-point="5" svg:d="M8366 2587h2477v1h2476" svg:viewBox="0 0 4954 2">
          <text:p/>
        </draw:connector>
        <draw:connector draw:style-name="gr4" draw:text-style-name="P4" draw:layer="layout" svg:x1="14.843cm" svg:y1="3.413cm" svg:x2="14.843cm" svg:y2="4.937cm" draw:start-shape="id2" draw:start-glue-point="6" draw:end-shape="id3" draw:end-glue-point="5" svg:d="M14843 3413v1524" svg:viewBox="0 0 1 1525">
          <text:p/>
        </draw:connector>
        <draw:custom-shape draw:style-name="gr5" draw:text-style-name="P5" xml:id="id4" draw:id="id4" draw:layer="layout" svg:width="5.588cm" svg:height="5.588cm" svg:x="2.27cm" svg:y="9.89cm">
          <text:p text:style-name="P1">Logg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8" draw:id="id8" draw:layer="layout" svg:width="6.35cm" svg:height="1.905cm" svg:x="1.889cm" svg:y="23.606cm">
          <text:p text:style-name="P1">ConsoleLog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7" draw:id="id7" draw:layer="layout" svg:width="5.588cm" svg:height="5.588cm" svg:x="12.176cm" svg:y="17.51cm">
          <text:p text:style-name="P1">File</text:p>
          <text:p text:style-name="P1">Log</text:p>
          <text:p text:style-name="P1">Wri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4.843cm" svg:y1="10.779cm" svg:x2="7.858cm" svg:y2="12.684cm" draw:start-shape="id3" draw:start-glue-point="7" draw:end-shape="id4" draw:end-glue-point="10" svg:d="M14843 10779v1905h-6985" svg:viewBox="0 0 6986 1906">
          <text:p/>
        </draw:connector>
        <draw:custom-shape draw:style-name="gr7" draw:text-style-name="P6" xml:id="id5" draw:id="id5" draw:layer="layout" svg:width="2.54cm" svg:height="3.81cm" svg:x="3.794cm" svg:y="4.937cm">
          <text:p text:style-name="P1">Trash</text:p>
          <text:p text:style-name="P1">LogItem</text:p>
          <text:p text:style-name="P1">Queu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4" draw:layer="layout" svg:x1="5.064cm" svg:y1="9.89cm" svg:x2="5.064cm" svg:y2="8.747cm" draw:start-shape="id4" draw:start-glue-point="4" draw:end-shape="id5" draw:end-glue-point="7" svg:d="M5064 9890v-1143" svg:viewBox="0 0 1 1144">
          <text:p/>
        </draw:connector>
        <draw:connector draw:style-name="gr4" draw:text-style-name="P4" draw:layer="layout" svg:x1="5.064cm" svg:y1="4.937cm" svg:x2="5.064cm" svg:y2="3.54cm" draw:start-shape="id5" draw:start-glue-point="5" draw:end-shape="id1" draw:end-glue-point="2" svg:d="M5064 4937v-1397" svg:viewBox="0 0 1 1398">
          <text:p/>
        </draw:connector>
        <draw:connector draw:style-name="gr4" draw:text-style-name="P4" draw:layer="layout" svg:x1="5.064cm" svg:y1="19.542cm" svg:x2="12.176cm" svg:y2="20.304cm" draw:start-shape="id6" draw:start-glue-point="6" draw:end-shape="id7" draw:end-glue-point="6" svg:d="M5064 19542v762h7112" svg:viewBox="0 0 7113 763">
          <text:p/>
        </draw:connector>
        <draw:connector draw:style-name="gr4" draw:text-style-name="P4" draw:layer="layout" svg:x1="5.064cm" svg:y1="19.542cm" svg:x2="5.064cm" svg:y2="23.606cm" draw:start-shape="id6" draw:end-shape="id8" draw:end-glue-point="0" svg:d="M5064 19542v4064" svg:viewBox="0 0 1 4065">
          <text:p/>
        </draw:connector>
        <draw:custom-shape draw:style-name="gr8" draw:text-style-name="P1" xml:id="id10" draw:id="id10" draw:layer="layout" svg:width="7.112cm" svg:height="1.524cm" svg:x="11.414cm" svg:y="24.749cm">
          <text:p text:style-name="P1">SubSystem.lo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xml:id="id9" draw:id="id9" draw:layer="layout" svg:width="7.112cm" svg:height="1.524cm" svg:x="11.414cm" svg:y="14.462cm">
          <text:p text:style-name="P1">Application.lo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" draw:text-style-name="P7" xml:id="id6" draw:id="id6" draw:layer="layout" svg:width="3.556cm" svg:height="2.54cm" svg:x="3.286cm" svg:y="17.002cm">
          <text:p text:style-name="P1">Consume</text:p>
          <text:p text:style-name="P1">LogItem to String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4" draw:layer="layout" svg:x1="5.064cm" svg:y1="15.478cm" svg:x2="5.064cm" svg:y2="17.002cm" draw:start-shape="id4" draw:start-glue-point="8" draw:end-shape="id6" draw:end-glue-point="4" svg:d="M5064 15478v1524" svg:viewBox="0 0 1 1525">
          <text:p/>
        </draw:connector>
        <draw:connector draw:style-name="gr4" draw:text-style-name="P4" draw:layer="layout" svg:x1="14.97cm" svg:y1="17.51cm" svg:x2="14.97cm" svg:y2="15.986cm" draw:start-shape="id7" draw:start-glue-point="4" draw:end-shape="id9" draw:end-glue-point="2" svg:d="M14970 17510v-1524" svg:viewBox="0 0 1 1525">
          <text:p/>
        </draw:connector>
        <draw:connector draw:style-name="gr4" draw:text-style-name="P4" draw:layer="layout" svg:x1="14.97cm" svg:y1="23.098cm" svg:x2="14.97cm" svg:y2="24.749cm" draw:start-shape="id7" draw:start-glue-point="8" draw:end-shape="id10" draw:end-glue-point="0" svg:d="M14970 23098v1651" svg:viewBox="0 0 1 1652">
          <text:p/>
        </draw:connector>
        <draw:custom-shape draw:style-name="gr10" draw:text-style-name="P8" draw:layer="layout" svg:width="1.27cm" svg:height="2.032cm" svg:x="17.256cm" svg:y="14.2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8" draw:layer="layout" svg:width="1.27cm" svg:height="2.032cm" svg:x="17.256cm" svg:y="24.4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7:18:02.308388892</meta:creation-date>
    <dc:date>2015-10-29T18:01:32.466018387</dc:date>
    <meta:editing-duration>PT13M1S</meta:editing-duration>
    <meta:editing-cycles>1</meta:editing-cycles>
    <meta:document-statistic meta:object-count="22"/>
    <meta:generator>LibreOffice/4.4.5.2$Linux_X86_64 LibreOffice_project/40m0$Build-2</meta:generator>
  </office:meta>
</office:document-meta>
</file>